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973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ff9f8" officeooo:paragraph-rsid="000ff9f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ff9f8" officeooo:paragraph-rsid="0010973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ff9f8" officeooo:paragraph-rsid="000ff9f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ff9f8" officeooo:paragraph-rsid="0010973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ff9f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09734" officeooo:paragraph-rsid="001097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ff9f8" officeooo:paragraph-rsid="0010ddf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ff9f8" officeooo:paragraph-rsid="0010ddf9" style:font-size-asian="10.5pt" style:font-weight-asian="bold" style:font-size-complex="12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2pt" fo:font-weight="normal" officeooo:rsid="00daed28" officeooo:paragraph-rsid="0010ddf9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style:font-name="Liberation Serif" officeooo:rsid="00e0e449" officeooo:paragraph-rsid="0010ddf9"/>
    </style:style>
    <style:style style:name="P14" style:family="paragraph" style:parent-style-name="Text_20_body">
      <style:text-properties officeooo:rsid="00d4eb85" officeooo:paragraph-rsid="0010ddf9"/>
    </style:style>
    <style:style style:name="P15" style:family="paragraph" style:parent-style-name="Text_20_body">
      <style:text-properties officeooo:paragraph-rsid="0010ddf9"/>
    </style:style>
    <style:style style:name="P16" style:family="paragraph" style:parent-style-name="Text_20_body">
      <style:paragraph-properties fo:break-before="page"/>
      <style:text-properties officeooo:paragraph-rsid="0010ddf9"/>
    </style:style>
    <style:style style:name="P1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in" fo:margin-right="0in" fo:margin-top="0in" fo:margin-bottom="0in" fo:line-height="100%" fo:text-indent="0in"/>
    </style:style>
    <style:style style:name="P1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f9f8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09734"/>
    </style:style>
    <style:style style:name="T5" style:family="text">
      <style:text-properties officeooo:rsid="00df845d"/>
    </style:style>
    <style:style style:name="T6" style:family="text">
      <style:text-properties style:font-name="Liberation Serif" officeooo:rsid="00e0e449"/>
    </style:style>
    <style:style style:name="T7" style:family="text">
      <style:text-properties style:font-name="Liberation Serif" officeooo:rsid="007f18a7"/>
    </style:style>
    <style:style style:name="T8" style:family="text">
      <style:text-properties officeooo:rsid="007c6b3d"/>
    </style:style>
    <style:style style:name="T9" style:family="text">
      <style:text-properties officeooo:rsid="01042a20"/>
    </style:style>
    <style:style style:name="T10" style:family="text">
      <style:text-properties officeooo:rsid="0010ddf9"/>
    </style:style>
    <style:style style:name="T11" style:family="text">
      <style:text-properties style:font-name="Liberation Serif1" officeooo:rsid="00daed28"/>
    </style:style>
    <style:style style:name="T12" style:family="text">
      <style:text-properties style:font-name="Liberation Serif1" officeooo:rsid="011a3e4b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1.2791in" fo:min-width="2.5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reball autònom <text:span text:style-name="T1">fred</text:span></text:p>
      <text:p text:style-name="P8"/>
      <text:p text:style-name="P3">TA01:</text:p>
      <text:p text:style-name="P5"/>
      <text:p text:style-name="P5">Data de lliurament: 02/10/23</text:p>
      <text:p text:style-name="P1"/>
      <text:p text:style-name="P7"><text:span text:style-name="T1">P</text:span>erqué <text:span text:style-name="T1">a</text:span> la taula de pàg. 4 <text:span text:style-name="T1">del apunts 1.1</text:span>, l'equip MFZ-K25VA, té potència de fred de 2,5 kW i de calor de 3,4 kW? </text:p>
      <text:p text:style-name="P5"/>
      <text:p text:style-name="P5">Explica amb l'ajuda d'un esquema d'una instal·lació de fred amb els 4 components principals i un diagrama Molliere.</text:p>
      <text:p text:style-name="P5"/>
      <text:p text:style-name="P5">Dades de la instal·lació:</text:p>
      <text:p text:style-name="P5"/>
      <text:p text:style-name="P5">R-410<text:span text:style-name="T2"> </text:span><text:span text:style-name="T3">a</text:span></text:p>
      <text:p text:style-name="P5">En modo fred: Temperatura condensació 50 ºC, temperatura evaporació 5 ºC.</text:p>
      <text:p text:style-name="P5">En modo calor: Temperatura condensació 50 ºC, temperatura evaporació -10 ºC.</text:p>
      <text:p text:style-name="P5"/>
      <text:p text:style-name="P5"/>
      <text:p text:style-name="P5"/>
      <text:p text:style-name="P7"><text:span text:style-name="T1">P</text:span>erquè s'utilitzaen manómetres per determinar les temperatures de condensació i evaporació i no termòmetres?</text:p>
      <text:p text:style-name="P7"/>
      <text:p text:style-name="P1"/>
      <text:p text:style-name="P4">TA0<text:span text:style-name="T4">2</text:span>:</text:p>
      <text:p text:style-name="P6"/>
      <text:p text:style-name="P6">Data de lliurament: 0<text:span text:style-name="T4">9</text:span>/10/23</text:p>
      <text:p text:style-name="P2"/>
      <text:p text:style-name="P9">Cerca informació referent a diversos tipus de termòmetres i explica el seu principi de funcionament.</text:p>
      <text:p text:style-name="P9"/>
      <text:p text:style-name="P15"/>
      <text:p text:style-name="P16"/>
      <text:p text:style-name="P11">TA0<text:span text:style-name="T10">3</text:span>:</text:p>
      <text:p text:style-name="P11"/>
      <text:p text:style-name="P10">Data de lliurament: 0<text:span text:style-name="T4">9</text:span>/10/23</text:p>
      <text:p text:style-name="P10"/>
      <text:p text:style-name="P15"><text:span text:style-name="T5">Supongamos una cámara frigorífica con paredes de polietileno de alta densidad (conductividad térmica</text:span><text:span text:style-name="T6"> </text:span><text:span text:style-name="T6"><draw:frame draw:style-name="fr1" draw:name="Object156" text:anchor-type="as-char" svg:y="-0.2437in" svg:width="0.8835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6">), </text:span><text:span text:style-name="T7">de 100 mm de espesor</text:span><text:span text:style-name="T6">.</text:span></text:p>
      <text:p text:style-name="P13">La temperatura <text:span text:style-name="T8">del aire </text:span>en el interior es de <text:span text:style-name="T9">7,5</text:span> <text:span text:style-name="T8">º</text:span>C y en el exterior de <text:span text:style-name="T9">29,5</text:span> ºC.</text:p>
      <text:p text:style-name="P13">El flujo de calor desde el suelo se desprecia.</text:p>
      <text:p text:style-name="P13">Clacula el flujo de calor que se produce a través de las paredes y el techo </text:p>
      <text:p text:style-name="P13"><draw:g text:anchor-type="paragraph" draw:z-index="1" draw:name="Shape35" draw:style-name="gr1"><draw:custom-shape draw:style-name="gr2" draw:text-style-name="P17" svg:width="2.7161in" svg:height="1.378in" svg:x="0in" svg:y="0.6409in"><text:p/><draw:enhanced-geometry svg:viewBox="0 0 21600 21600" draw:type="rectangle" draw:enhanced-path="M 0 0 L 21600 0 21600 21600 0 21600 0 0 Z N"/></draw:custom-shape><draw:custom-shape draw:style-name="gr2" draw:text-style-name="P17" svg:width="2.7161in" svg:height="1.378in" svg:x="0.6299in" svg:y="0.1291in"><text:p/><draw:enhanced-geometry svg:viewBox="0 0 21600 21600" draw:type="rectangle" draw:enhanced-path="M 0 0 L 21600 0 21600 21600 0 21600 0 0 Z N"/></draw:custom-shape><draw:line draw:style-name="gr3" draw:text-style-name="P17" svg:x1="0.6295in" svg:y1="0.1287in" svg:x2="-0.0004in" svg:y2="0.6406in"><text:p/></draw:line><draw:line draw:style-name="gr3" draw:text-style-name="P17" svg:x1="3.3453in" svg:y1="0.1287in" svg:x2="2.7154in" svg:y2="0.6406in"><text:p/></draw:line><draw:line draw:style-name="gr3" draw:text-style-name="P17" svg:x1="3.3453in" svg:y1="1.5063in" svg:x2="2.7154in" svg:y2="2.0181in"><text:p/></draw:line><draw:line draw:style-name="gr3" draw:text-style-name="P17" svg:x1="0.6295in" svg:y1="1.5063in" svg:x2="-0.0004in" svg:y2="2.0181in"><text:p/></draw:line><draw:frame draw:style-name="gr4" draw:text-style-name="P19" svg:width="0.5906in" svg:height="0.2913in" svg:x="0.9055in" svg:y="2.0972in"><draw:text-box><text:p text:style-name="P18"><text:span text:style-name="T13">4 m</text:span></text:p></draw:text-box></draw:frame><draw:frame draw:style-name="gr4" draw:text-style-name="P19" svg:width="0.5906in" svg:height="0.2913in" svg:x="3.0709in" svg:y="1.7827in"><draw:text-box><text:p text:style-name="P18"><text:span text:style-name="T13">2 m</text:span></text:p></draw:text-box></draw:frame><draw:frame draw:style-name="gr4" draw:text-style-name="P19" svg:width="0.5913in" svg:height="0.2913in" svg:x="3.3854in" svg:y="0.6417in"><draw:text-box><text:p text:style-name="P18"><text:span text:style-name="T13">2 m</text:span></text:p></draw:text-box></draw:frame></draw:g></text:p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2"><text:span text:style-name="T11"><text:tab/></text:span><text:span text:style-name="T11"><draw:frame draw:style-name="fr1" draw:name="Object59" text:anchor-type="as-char" svg:y="-0.2437in" svg:width="0.9283in" svg:height="0.392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1"> </text:span><text:span text:style-name="T12">coeficiente de transmisión </text:span><text:span text:style-name="T11">aproximado para la transmisión de calor del aire <text:tab/><text:tab/><text:tab/> <text:s text:c="2"/>(velocidad del aire &lt; <text:s/>5 m/s) a una pared lis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4T16:16:29.076622759</dc:date>
    <meta:editing-duration>PT9M27S</meta:editing-duration>
    <meta:editing-cycles>12</meta:editing-cycles>
    <meta:document-statistic meta:table-count="0" meta:image-count="0" meta:object-count="2" meta:page-count="2" meta:paragraph-count="20" meta:word-count="201" meta:character-count="1195" meta:non-whitespace-character-count="1003"/>
  </office:meta>
</office:document-meta>
</file>

<file path=Object 1/content.xml><?xml version="1.0" encoding="utf-8"?>
<math xmlns="http://www.w3.org/1998/Math/MathML" display="block">
  <semantics>
    <mrow>
      <mrow>
        <mi>λ</mi>
        <mo stretchy="false">=</mo>
        <mn>0,5</mn>
      </mrow>
      <mfrac>
        <mi>W</mi>
        <mrow>
          <mi>m</mi>
          <mo stretchy="false">⋅</mo>
          <mi>K</mi>
        </mrow>
      </mfrac>
    </mrow>
    <annotation encoding="StarMath 5.0">λ = 0,5 W over {m cdot K}</annotation>
  </semantics>
</math>
</file>

<file path=Object 2/content.xml><?xml version="1.0" encoding="utf-8"?>
<math xmlns="http://www.w3.org/1998/Math/MathML" display="block">
  <semantics>
    <mrow>
      <mrow>
        <mi>α</mi>
        <mo stretchy="false">=</mo>
        <mn>20</mn>
      </mrow>
      <mfrac>
        <mi>W</mi>
        <mrow>
          <mi>m</mi>
          <mrow>
            <mn>²</mn>
            <mo stretchy="false">⋅</mo>
            <mi>K</mi>
          </mrow>
        </mrow>
      </mfrac>
    </mrow>
    <annotation encoding="StarMath 5.0">α = 20 W over{ m² cdot K }</annotation>
  </semantics>
</math>
</file>